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g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g.O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serOrg.UserOrg( String name , String idca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rgs.O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rgs.add( T or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rgs.setOrgs( List &lt; T &gt; o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Org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g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gs.getO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gs.Orgs( String name , List &lt; T &gt; o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ssue313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rOrg.getIdc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Org.UserO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rg.Org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Org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Org.setIdcard( String idca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gs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gs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